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4cm" fo:line-height="150%" fo:text-align="justify" style:justify-single-word="false" fo:text-indent="0cm" style:auto-text-indent="false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Helvetica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Helvetica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color="#000000" style:font-name="Helvetica" fo:font-size="11pt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fo:color="#000000" style:font-name="Helvetica" fo:font-size="11pt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P6" style:family="paragraph" style:parent-style-name="Heading_20_1">
      <style:paragraph-properties fo:margin-left="5.502cm" fo:margin-right="4.997cm" fo:text-align="center" style:justify-single-word="false" fo:text-indent="0cm" style:auto-text-indent="false" fo:background-color="#99ccff" fo:padding-left="0.141cm" fo:padding-right="0.141cm" fo:padding-top="0.035cm" fo:padding-bottom="0.035cm" fo:border="0.018cm solid #000000">
        <style:tab-stops>
          <style:tab-stop style:position="4.5cm"/>
        </style:tab-stops>
        <style:background-image/>
      </style:paragraph-properties>
      <style:text-properties style:font-name="Helvetica" fo:font-size="11pt" style:text-underline-style="none" style:font-size-asian="11pt" style:font-size-complex="11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<text:span text:style-name="T1">enTetesDecisionRFM</text:span>#%</text:p>
      <text:p text:style-name="P1"/>
      <text:p text:style-name="P1"/>
      <text:h text:style-name="P6" text:outline-level="1">%=TITRE=%</text:h>
      <text:p text:style-name="P2">%=OBJET=%</text:p>
      <text:p text:style-name="P3"/>
      <text:p text:style-name="P3">%=DESTINATAIRE=%</text:p>
      <text:p text:style-name="P3"/>
      <text:p text:style-name="P3">%=PARAGRAPHE_DATE=%</text:p>
      <text:p text:style-name="P3"/>
      <text:p text:style-name="P3">%=PARAGRAPHE_MOTIF=%</text:p>
      <text:p text:style-name="P3"/>
      <text:p text:style-name="P3">%=PARAGRAPHE_REGIME=%</text:p>
      <text:p text:style-name="P3"/>
      <text:p text:style-name="P3">%=PARAGRAPHE_DECISION=%</text:p>
      <text:p text:style-name="P3"/>
      <text:p text:style-name="P3">%=PARAGRAPHE_SALUTATION=%</text:p>
      <text:p text:style-name="P4"><text:tab/><text:tab/><text:tab/><text:tab/><text:tab/>%#<text:span text:style-name="T1">include <text:s/>signatureRFM</text:span>#%</text:p>
      <text:p text:style-name="P5">%=OPPOSITION=% <text:span text:style-name="T2">%=DETAILS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3T13:16:36.48</dc:date>
    <meta:editing-cycles>18</meta:editing-cycles>
    <meta:editing-duration>PT30M2S</meta:editing-duration>
    <meta:document-statistic meta:table-count="0" meta:image-count="0" meta:object-count="0" meta:page-count="1" meta:paragraph-count="11" meta:word-count="14" meta:character-count="228"/>
    <dc:creator>lga </dc:creator>
    <meta:user-defined meta:name="Info 1"/>
    <meta:user-defined meta:name="Info 2"/>
    <meta:user-defined meta:name="Info 3"/>
    <meta:user-defined meta:name="Info 4"/>
  </office:meta>
</office:document-meta>
</file>